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438cm" fo:min-width="3.044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502cm" fo:min-width="3.4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274cm" fo:min-width="5.088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962cm" fo:min-width="3.632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962cm" fo:min-width="2.77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962cm" fo:min-width="2.374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6.484cm" svg:x2="25.4cm" svg:y2="6.484cm">
          <text:p/>
        </draw:line>
        <draw:line draw:style-name="gr1" draw:text-style-name="P1" draw:layer="layout" svg:x1="3.302cm" svg:y1="11.318cm" svg:x2="25.4cm" svg:y2="11.3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4.6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9.1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8.524cm" svg:x2="25.4cm" svg:y2="8.5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4.31cm" svg:x2="24.892cm" svg:y2="4.31cm">
          <text:p/>
        </draw:line>
        <draw:frame draw:style-name="gr3" draw:text-style-name="P2" draw:layer="layout" svg:width="3.935cm" svg:height="1.673cm" svg:x="2.415cm" svg:y="3.202cm">
          <draw:text-box>
            <text:p>Param Data</text:p>
          </draw:text-box>
        </draw:frame>
        <draw:custom-shape draw:style-name="gr7" draw:text-style-name="P5" xml:id="id10" draw:id="id10" draw:layer="layout" svg:width="5.01cm" svg:height="2.386cm" svg:x="12.462cm" svg:y="8.282cm">
          <text:p text:style-name="P4">Demands</text:p>
          <text:p text:style-name="P4">(Initial and </text:p>
          <text:p text:style-name="P4">existing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5.588cm" svg:height="2.476cm" svg:x="13.208cm" svg:y="12.954cm">
          <text:p text:style-name="P6"><text:span text:style-name="T1">Demand list</text:span></text:p>
          <text:p text:style-name="P6"><text:span text:style-name="T1">Demand wise ETD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9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0" draw:text-style-name="P5" xml:id="id9" draw:id="id9" draw:layer="layout" svg:width="8.636cm" svg:height="1.27cm" svg:x="10.668cm" svg:y="1.27cm">
          <text:p text:style-name="P4">demands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1" draw:text-style-name="P2" draw:layer="layout" svg:width="4.638cm" svg:height="1.673cm" svg:x="1.779cm" svg:y="6.743cm">
          <draw:text-box>
            <text:p><text:s text:c="5"/>Fetch Own </text:p>
            <text:p><text:s text:c="2"/>Service Data</text:p>
          </draw:text-box>
        </draw:frame>
        <draw:custom-shape draw:style-name="gr12" draw:text-style-name="P5" xml:id="id7" draw:id="id7" draw:layer="layout" svg:width="5.588cm" svg:height="1.524cm" svg:x="7.62cm" svg:y="4.542cm">
          <text:p text:style-name="P4">*routes,*etds,</text:p>
          <text:p text:style-name="P4">* routePreference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4.826cm" svg:height="1.714cm" svg:x="7.028cm" svg:y="8.768cm">
          <text:p text:style-name="P4">routeWiseEt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" draw:id="id3" draw:layer="layout" svg:width="8.636cm" svg:height="1.27cm" svg:x="6.604cm" svg:y="18.542cm">
          <text:p text:style-name="P4">demands.json</text:p>
          <draw:enhanced-geometry svg:viewBox="0 0 21600 21600" draw:type="rectangle" draw:enhanced-path="M 0 0 L 21600 0 21600 21600 0 21600 0 0 Z N"/>
        </draw:custom-shape>
        <draw:custom-shape draw:style-name="gr14" draw:text-style-name="P5" xml:id="id5" draw:id="id5" draw:layer="layout" svg:width="5.842cm" svg:height="1.714cm" svg:x="21.082cm" svg:y="13.362cm">
          <text:p text:style-name="P4">Send for Pla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" draw:id="id1" draw:layer="layout" svg:width="4.826cm" svg:height="1.714cm" svg:x="6.604cm" svg:y="13.372cm">
          <text:p text:style-name="P4">Routing list<text:span text:style-name="T1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11.43cm" svg:y1="14.229cm" svg:x2="13.208cm" svg:y2="14.192cm" draw:start-shape="id1" draw:start-glue-point="10" draw:end-shape="id2" draw:end-glue-point="6" svg:d="M11430 14229l1778-37" svg:viewBox="0 0 1779 38">
          <text:p/>
        </draw:connector>
        <draw:connector draw:style-name="gr15" draw:text-style-name="P8" draw:layer="layout" svg:x1="16.002cm" svg:y1="15.43cm" svg:x2="10.922cm" svg:y2="18.542cm" draw:start-shape="id2" draw:start-glue-point="8" draw:end-shape="id3" draw:end-glue-point="0" svg:d="M16002 15430v1557h-5080v1555" svg:viewBox="0 0 5081 3113">
          <text:p/>
        </draw:connector>
        <draw:custom-shape draw:style-name="gr16" draw:text-style-name="P5" xml:id="id4" draw:id="id4" draw:layer="layout" svg:width="4.624cm" svg:height="1.714cm" svg:x="19.044cm" svg:y="8.628cm">
          <text:p text:style-name="P4">Open ET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6" draw:id="id6" draw:layer="layout" svg:width="8.636cm" svg:height="1.27cm" svg:x="16.764cm" svg:y="18.542cm">
          <text:p text:style-name="P4">bookable.json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type="line" svg:x1="16.002cm" svg:y1="12.954cm" svg:x2="19.721cm" svg:y2="10.091cm" draw:start-shape="id2" draw:start-glue-point="4" draw:end-shape="id4" draw:end-glue-point="7" svg:d="M16002 12954l3719-2863" svg:viewBox="0 0 3720 2864">
          <text:p/>
        </draw:connector>
        <draw:connector draw:style-name="gr15" draw:text-style-name="P8" draw:layer="layout" draw:type="line" svg:x1="18.796cm" svg:y1="14.192cm" svg:x2="21.082cm" svg:y2="14.219cm" draw:start-shape="id2" draw:start-glue-point="10" draw:end-shape="id5" draw:end-glue-point="6" svg:d="M18796 14192l2286 27" svg:viewBox="0 0 2287 28">
          <text:p/>
        </draw:connector>
        <draw:connector draw:style-name="gr15" draw:text-style-name="P8" draw:layer="layout" svg:x1="24.003cm" svg:y1="15.076cm" svg:x2="21.082cm" svg:y2="18.542cm" draw:start-shape="id5" draw:start-glue-point="8" draw:end-shape="id6" draw:end-glue-point="0" svg:d="M24003 15076v1734h-2921v1732" svg:viewBox="0 0 2922 3467">
          <text:p/>
        </draw:connector>
        <draw:connector draw:style-name="gr15" draw:text-style-name="P8" draw:layer="layout" draw:type="line" svg:x1="10.414cm" svg:y1="6.066cm" svg:x2="9.441cm" svg:y2="8.768cm" draw:start-shape="id7" draw:start-glue-point="2" draw:end-shape="id8" draw:end-glue-point="4" svg:d="M10414 6066l-973 2702" svg:viewBox="0 0 974 2703">
          <text:p/>
        </draw:connector>
        <draw:connector draw:style-name="gr15" draw:text-style-name="P8" draw:layer="layout" draw:type="line" svg:x1="9.441cm" svg:y1="10.482cm" svg:x2="9.017cm" svg:y2="13.372cm" draw:start-shape="id8" draw:start-glue-point="8" draw:end-shape="id1" draw:end-glue-point="4" svg:d="M9441 10482l-424 2890" svg:viewBox="0 0 425 2891">
          <text:p/>
        </draw:connector>
        <draw:connector draw:style-name="gr15" draw:text-style-name="P8" draw:layer="layout" draw:type="line" svg:x1="14.986cm" svg:y1="2.54cm" svg:x2="14.967cm" svg:y2="8.282cm" draw:start-shape="id9" draw:start-glue-point="2" draw:end-shape="id10" draw:end-glue-point="4" svg:d="M14986 2540l-19 5742" svg:viewBox="0 0 20 5743">
          <text:p/>
        </draw:connector>
        <draw:connector draw:style-name="gr15" draw:text-style-name="P8" draw:layer="layout" draw:type="line" svg:x1="14.967cm" svg:y1="10.668cm" svg:x2="16.002cm" svg:y2="12.954cm" draw:start-shape="id10" draw:start-glue-point="8" draw:end-shape="id2" draw:end-glue-point="4" svg:d="M14967 10668l1035 2286" svg:viewBox="0 0 1036 2287">
          <text:p/>
        </draw:connector>
        <draw:connector draw:style-name="gr15" draw:text-style-name="P8" draw:layer="layout" draw:type="line" svg:x1="17.472cm" svg:y1="9.475cm" svg:x2="19.044cm" svg:y2="9.485cm" draw:start-shape="id10" draw:start-glue-point="10" draw:end-shape="id4" draw:end-glue-point="6" svg:d="M17472 9475l1572 10" svg:viewBox="0 0 1573 11">
          <text:p/>
        </draw:connector>
        <draw:custom-shape draw:style-name="gr18" draw:text-style-name="P5" xml:id="id11" draw:id="id11" draw:layer="layout" svg:width="4.064cm" svg:height="1.714cm" svg:x="18.396cm" svg:y="11.138cm">
          <text:p text:style-name="P4">Add more</text:p>
          <text:p text:style-name="P4">ET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18.991cm" svg:y1="12.601cm" svg:x2="17.978cm" svg:y2="13.316cm" draw:start-shape="id11" draw:start-glue-point="7" draw:end-shape="id2" draw:end-glue-point="11" svg:d="M18991 12601l-1013 715" svg:viewBox="0 0 1014 716">
          <text:p/>
        </draw:connector>
        <draw:connector draw:style-name="gr15" draw:text-style-name="P8" draw:layer="layout" draw:type="line" svg:x1="21.356cm" svg:y1="10.342cm" svg:x2="20.428cm" svg:y2="11.138cm" draw:start-shape="id4" draw:start-glue-point="8" draw:end-shape="id11" draw:end-glue-point="4" svg:d="M21356 10342l-928 796" svg:viewBox="0 0 929 797">
          <text:p/>
        </draw:connector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2-01T12:53:48.941975996</dc:date>
    <meta:editing-duration>PT11H33M17S</meta:editing-duration>
    <meta:editing-cycles>56</meta:editing-cycles>
    <meta:generator>LibreOffice/6.4.6.2$Linux_X86_64 LibreOffice_project/40$Build-2</meta:generator>
    <meta:document-statistic meta:object-count="64"/>
  </office:meta>
</office:document-meta>
</file>